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16000001C71ADBF85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875cm" svg:height="12.599cm" svg:x="-0.497cm" svg:y="0.101cm">
          <draw:image xlink:href="Pictures/1000000000000316000001C71ADBF85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1:12:10.712000000</meta:creation-date>
    <dc:date>2015-03-26T19:15:18.145000000</dc:date>
    <meta:editing-duration>PT41M34S</meta:editing-duration>
    <meta:editing-cycles>9</meta:editing-cycles>
    <meta:generator>LibreOffice/4.3.2.2$Windows_x86 LibreOffice_project/edfb5295ba211bd31ad47d0bad0118690f76407d</meta:generator>
    <meta:document-statistic meta:object-count="1"/>
  </office:meta>
</office:document-meta>
</file>